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82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21.76pt"/>
    </style:style>
    <style:style style:name="co4" style:family="table-column">
      <style:table-column-properties fo:break-before="auto" style:column-width="242.25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234.74pt"/>
    </style:style>
    <style:style style:name="co7" style:family="table-column">
      <style:table-column-properties fo:break-before="auto" style:column-width="253.5pt"/>
    </style:style>
    <style:style style:name="co8" style:family="table-column">
      <style:table-column-properties fo:break-before="auto" style:column-width="290.24pt"/>
    </style:style>
    <style:style style:name="co9" style:family="table-column">
      <style:table-column-properties fo:break-before="auto" style:column-width="229.49pt"/>
    </style:style>
    <style:style style:name="co10" style:family="table-column">
      <style:table-column-properties fo:break-before="auto" style:column-width="332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ubmAllOpt">
      <style:table-properties table:display="true" style:writing-mode="lr-tb"/>
    </style:style>
    <style:style style:name="ta2" style:family="table" style:master-page-name="PageStyle_5f_LubmDEOnly">
      <style:table-properties table:display="true" style:writing-mode="lr-tb"/>
    </style:style>
    <style:style style:name="ta3" style:family="table" style:master-page-name="PageStyle_5f_LubmNoOpt">
      <style:table-properties table:display="true" style:writing-mode="lr-tb"/>
    </style:style>
    <style:style style:name="ta4" style:family="table" style:master-page-name="PageStyle_5f_NpdAllOpt">
      <style:table-properties table:display="true" style:writing-mode="lr-tb"/>
    </style:style>
    <style:style style:name="ta5" style:family="table" style:master-page-name="PageStyle_5f_NpdDEOnly">
      <style:table-properties table:display="true" style:writing-mode="lr-tb"/>
    </style:style>
    <style:style style:name="ta6" style:family="table" style:master-page-name="PageStyle_5f_NpdNoOpt">
      <style:table-properties table:display="true" style:writing-mode="lr-tb"/>
    </style:style>
    <style:style style:name="ta7" style:family="table" style:master-page-name="PageStyle_5f_NpdExtraAllOpt">
      <style:table-properties table:display="true" style:writing-mode="lr-tb"/>
    </style:style>
    <style:style style:name="ta8" style:family="table" style:master-page-name="PageStyle_5f_NpdExtraDEOnly">
      <style:table-properties table:display="true" style:writing-mode="lr-tb"/>
    </style:style>
    <style:style style:name="ta9" style:family="table" style:master-page-name="PageStyle_5f_NpdExtraNoOp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bmAllOp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1.q</text:p>
          </table:table-cell>
          <table:table-cell table:style-name="ce3" office:value-type="float" office:value="7.304689" calcext:value-type="float">
            <text:p>7.304689</text:p>
          </table:table-cell>
          <table:table-cell table:style-name="ce3" office:value-type="float" office:value="179.292094" calcext:value-type="float">
            <text:p>179.292094</text:p>
          </table:table-cell>
          <table:table-cell table:style-name="ce3" office:value-type="float" office:value="0.274312" calcext:value-type="float">
            <text:p>0.27431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186.871095" calcext:value-type="float">
            <text:p>186.8710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2.q</text:p>
          </table:table-cell>
          <table:table-cell table:style-name="ce3" office:value-type="float" office:value="41.976221" calcext:value-type="float">
            <text:p>41.976221</text:p>
          </table:table-cell>
          <table:table-cell table:style-name="ce3" office:value-type="float" office:value="3048.715939" calcext:value-type="float">
            <text:p>3048.715939</text:p>
          </table:table-cell>
          <table:table-cell table:style-name="ce3" office:value-type="float" office:value="0.294288" calcext:value-type="float">
            <text:p>0.294288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3090.986448" calcext:value-type="float">
            <text:p>3090.9864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3.q</text:p>
          </table:table-cell>
          <table:table-cell table:style-name="ce3" office:value-type="float" office:value="3.663537" calcext:value-type="float">
            <text:p>3.663537</text:p>
          </table:table-cell>
          <table:table-cell table:style-name="ce3" office:value-type="float" office:value="47.778489" calcext:value-type="float">
            <text:p>47.778489</text:p>
          </table:table-cell>
          <table:table-cell table:style-name="ce3" office:value-type="float" office:value="0.205327" calcext:value-type="float">
            <text:p>0.20532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51.647353" calcext:value-type="float">
            <text:p>51.6473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4.q</text:p>
          </table:table-cell>
          <table:table-cell table:style-name="ce3" office:value-type="float" office:value="317.371863" calcext:value-type="float">
            <text:p>317.371863</text:p>
          </table:table-cell>
          <table:table-cell table:style-name="ce3" office:value-type="float" office:value="191.223112" calcext:value-type="float">
            <text:p>191.223112</text:p>
          </table:table-cell>
          <table:table-cell table:style-name="ce3" office:value-type="float" office:value="0.198951" calcext:value-type="float">
            <text:p>0.198951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508.793926" calcext:value-type="float">
            <text:p>508.7939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5.q</text:p>
          </table:table-cell>
          <table:table-cell table:style-name="ce3" office:value-type="float" office:value="4.653566" calcext:value-type="float">
            <text:p>4.653566</text:p>
          </table:table-cell>
          <table:table-cell table:style-name="ce3" office:value-type="float" office:value="10.748986" calcext:value-type="float">
            <text:p>10.748986</text:p>
          </table:table-cell>
          <table:table-cell table:style-name="ce3" office:value-type="float" office:value="0.429209" calcext:value-type="float">
            <text:p>0.429209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15.831761" calcext:value-type="float">
            <text:p>15.8317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6.q</text:p>
          </table:table-cell>
          <table:table-cell table:style-name="ce3" office:value-type="float" office:value="3.089247" calcext:value-type="float">
            <text:p>3.089247</text:p>
          </table:table-cell>
          <table:table-cell table:style-name="ce3" office:value-type="float" office:value="1328.054582" calcext:value-type="float">
            <text:p>1328.054582</text:p>
          </table:table-cell>
          <table:table-cell table:style-name="ce3" office:value-type="float" office:value="7523.756741" calcext:value-type="float">
            <text:p>7523.756741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8854.90057" calcext:value-type="float">
            <text:p>8854.900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7.q</text:p>
          </table:table-cell>
          <table:table-cell table:style-name="ce3" office:value-type="float" office:value="74.872258" calcext:value-type="float">
            <text:p>74.872258</text:p>
          </table:table-cell>
          <table:table-cell table:style-name="ce3" office:value-type="float" office:value="230.277406" calcext:value-type="float">
            <text:p>230.277406</text:p>
          </table:table-cell>
          <table:table-cell table:style-name="ce3" office:value-type="float" office:value="0.332446" calcext:value-type="float">
            <text:p>0.332446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305.48211" calcext:value-type="float">
            <text:p>305.48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8.q</text:p>
          </table:table-cell>
          <table:table-cell table:style-name="ce3" office:value-type="float" office:value="12.775154" calcext:value-type="float">
            <text:p>12.775154</text:p>
          </table:table-cell>
          <table:table-cell table:style-name="ce3" office:value-type="float" office:value="193.420668" calcext:value-type="float">
            <text:p>193.420668</text:p>
          </table:table-cell>
          <table:table-cell table:style-name="ce3" office:value-type="float" office:value="182.535535" calcext:value-type="float">
            <text:p>182.535535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388.731357" calcext:value-type="float">
            <text:p>388.7313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09.q</text:p>
          </table:table-cell>
          <table:table-cell table:style-name="ce3" office:value-type="float" office:value="210.453417" calcext:value-type="float">
            <text:p>210.453417</text:p>
          </table:table-cell>
          <table:table-cell table:style-name="ce3" office:value-type="float" office:value="8610.554107" calcext:value-type="float">
            <text:p>8610.554107</text:p>
          </table:table-cell>
          <table:table-cell table:style-name="ce3" office:value-type="float" office:value="38795.08466" calcext:value-type="float">
            <text:p>38795.08466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47616.092184" calcext:value-type="float">
            <text:p>47616.0921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10.q</text:p>
          </table:table-cell>
          <table:table-cell table:style-name="ce3" office:value-type="float" office:value="4.755123" calcext:value-type="float">
            <text:p>4.755123</text:p>
          </table:table-cell>
          <table:table-cell table:style-name="ce3" office:value-type="float" office:value="30.452169" calcext:value-type="float">
            <text:p>30.452169</text:p>
          </table:table-cell>
          <table:table-cell table:style-name="ce3" office:value-type="float" office:value="0.254523" calcext:value-type="float">
            <text:p>0.25452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35.461815" calcext:value-type="float">
            <text:p>35.4618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11.q</text:p>
          </table:table-cell>
          <table:table-cell table:style-name="ce3" office:value-type="float" office:value="3.450455" calcext:value-type="float">
            <text:p>3.450455</text:p>
          </table:table-cell>
          <table:table-cell table:style-name="ce3" office:value-type="float" office:value="44.910458" calcext:value-type="float">
            <text:p>44.910458</text:p>
          </table:table-cell>
          <table:table-cell table:style-name="ce3" office:value-type="float" office:value="0.176917" calcext:value-type="float">
            <text:p>0.176917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48.53783" calcext:value-type="float">
            <text:p>48.537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12.q</text:p>
          </table:table-cell>
          <table:table-cell table:style-name="ce3" office:value-type="float" office:value="4.844104" calcext:value-type="float">
            <text:p>4.844104</text:p>
          </table:table-cell>
          <table:table-cell table:style-name="ce3" office:value-type="float" office:value="5.343355" calcext:value-type="float">
            <text:p>5.343355</text:p>
          </table:table-cell>
          <table:table-cell table:style-name="ce3" office:value-type="float" office:value="0.157677" calcext:value-type="float">
            <text:p>0.15767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10.345136" calcext:value-type="float">
            <text:p>10.345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13.q</text:p>
          </table:table-cell>
          <table:table-cell table:style-name="ce3" office:value-type="float" office:value="6.504487" calcext:value-type="float">
            <text:p>6.504487</text:p>
          </table:table-cell>
          <table:table-cell table:style-name="ce3" office:value-type="float" office:value="183.043482" calcext:value-type="float">
            <text:p>183.043482</text:p>
          </table:table-cell>
          <table:table-cell table:style-name="ce3" office:value-type="float" office:value="0.197974" calcext:value-type="float">
            <text:p>0.197974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189.745943" calcext:value-type="float">
            <text:p>189.7459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AllOpt/lubm14.q</text:p>
          </table:table-cell>
          <table:table-cell table:style-name="ce3" office:value-type="float" office:value="1.104772" calcext:value-type="float">
            <text:p>1.104772</text:p>
          </table:table-cell>
          <table:table-cell table:style-name="ce3" office:value-type="float" office:value="13.537395" calcext:value-type="float">
            <text:p>13.537395</text:p>
          </table:table-cell>
          <table:table-cell table:style-name="ce3" office:value-type="float" office:value="4404.848513" calcext:value-type="float">
            <text:p>4404.848513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4419.49068" calcext:value-type="float">
            <text:p>4419.49068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14117.35224" calcext:value-type="string">
            <text:p>14117.35224</text:p>
          </table:table-cell>
          <table:table-cell table:number-columns-repeated="3"/>
          <table:table-cell table:formula="of:=SUM([.G2:.G15])" office:value-type="string" office:string-value="65722.91821" calcext:value-type="string">
            <text:p>65722.91821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bmDEOnly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1.q</text:p>
          </table:table-cell>
          <table:table-cell table:style-name="ce3" office:value-type="float" office:value="7.574603" calcext:value-type="float">
            <text:p>7.574603</text:p>
          </table:table-cell>
          <table:table-cell table:style-name="ce3" office:value-type="float" office:value="160.442468" calcext:value-type="float">
            <text:p>160.442468</text:p>
          </table:table-cell>
          <table:table-cell table:style-name="ce3" office:value-type="float" office:value="0.212858" calcext:value-type="float">
            <text:p>0.21285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168.229929" calcext:value-type="float">
            <text:p>168.2299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2.q</text:p>
          </table:table-cell>
          <table:table-cell table:style-name="ce3" office:value-type="float" office:value="62.834456" calcext:value-type="float">
            <text:p>62.834456</text:p>
          </table:table-cell>
          <table:table-cell table:style-name="ce3" office:value-type="float" office:value="4209.456202" calcext:value-type="float">
            <text:p>4209.456202</text:p>
          </table:table-cell>
          <table:table-cell table:style-name="ce3" office:value-type="float" office:value="0.540961" calcext:value-type="float">
            <text:p>0.540961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4272.831619" calcext:value-type="float">
            <text:p>4272.8316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3.q</text:p>
          </table:table-cell>
          <table:table-cell table:style-name="ce3" office:value-type="float" office:value="3.649818" calcext:value-type="float">
            <text:p>3.649818</text:p>
          </table:table-cell>
          <table:table-cell table:style-name="ce3" office:value-type="float" office:value="42.495064" calcext:value-type="float">
            <text:p>42.495064</text:p>
          </table:table-cell>
          <table:table-cell table:style-name="ce3" office:value-type="float" office:value="0.181129" calcext:value-type="float">
            <text:p>0.181129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46.326011" calcext:value-type="float">
            <text:p>46.326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4.q</text:p>
          </table:table-cell>
          <table:table-cell table:style-name="ce3" office:value-type="float" office:value="400.757561" calcext:value-type="float">
            <text:p>400.757561</text:p>
          </table:table-cell>
          <table:table-cell table:style-name="ce3" office:value-type="float" office:value="1376.693518" calcext:value-type="float">
            <text:p>1376.693518</text:p>
          </table:table-cell>
          <table:table-cell table:style-name="ce3" office:value-type="float" office:value="0.203154" calcext:value-type="float">
            <text:p>0.203154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1777.654233" calcext:value-type="float">
            <text:p>1777.6542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5.q</text:p>
          </table:table-cell>
          <table:table-cell table:style-name="ce3" office:value-type="float" office:value="13.441609" calcext:value-type="float">
            <text:p>13.441609</text:p>
          </table:table-cell>
          <table:table-cell table:style-name="ce3" office:value-type="float" office:value="21.374806" calcext:value-type="float">
            <text:p>21.374806</text:p>
          </table:table-cell>
          <table:table-cell table:style-name="ce3" office:value-type="float" office:value="0.215864" calcext:value-type="float">
            <text:p>0.215864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35.032279" calcext:value-type="float">
            <text:p>35.0322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6.q</text:p>
          </table:table-cell>
          <table:table-cell table:style-name="ce3" office:value-type="float" office:value="3.356735" calcext:value-type="float">
            <text:p>3.356735</text:p>
          </table:table-cell>
          <table:table-cell table:style-name="ce3" office:value-type="float" office:value="23160.688638" calcext:value-type="float">
            <text:p>23160.688638</text:p>
          </table:table-cell>
          <table:table-cell table:style-name="ce3" office:value-type="float" office:value="621.83013" calcext:value-type="float">
            <text:p>621.83013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23785.875503" calcext:value-type="float">
            <text:p>23785.8755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7.q</text:p>
          </table:table-cell>
          <table:table-cell table:style-name="ce3" office:value-type="float" office:value="84.26866" calcext:value-type="float">
            <text:p>84.26866</text:p>
          </table:table-cell>
          <table:table-cell table:style-name="ce3" office:value-type="float" office:value="1166.224102" calcext:value-type="float">
            <text:p>1166.224102</text:p>
          </table:table-cell>
          <table:table-cell table:style-name="ce3" office:value-type="float" office:value="0.248269" calcext:value-type="float">
            <text:p>0.248269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1250.741031" calcext:value-type="float">
            <text:p>1250.7410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8.q</text:p>
          </table:table-cell>
          <table:table-cell table:style-name="ce3" office:value-type="float" office:value="18.910878" calcext:value-type="float">
            <text:p>18.910878</text:p>
          </table:table-cell>
          <table:table-cell table:style-name="ce3" office:value-type="float" office:value="1129.635179" calcext:value-type="float">
            <text:p>1129.635179</text:p>
          </table:table-cell>
          <table:table-cell table:style-name="ce3" office:value-type="float" office:value="5.600707" calcext:value-type="float">
            <text:p>5.600707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1154.146764" calcext:value-type="float">
            <text:p>1154.1467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09.q</text:p>
          </table:table-cell>
          <table:table-cell table:style-name="ce3" office:value-type="float" office:value="205.478586" calcext:value-type="float">
            <text:p>205.478586</text:p>
          </table:table-cell>
          <table:table-cell table:style-name="ce3" office:value-type="float" office:value="78381.510042" calcext:value-type="float">
            <text:p>78381.510042</text:p>
          </table:table-cell>
          <table:table-cell table:style-name="ce3" office:value-type="float" office:value="23.913647" calcext:value-type="float">
            <text:p>23.913647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78610.902275" calcext:value-type="float">
            <text:p>78610.9022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10.q</text:p>
          </table:table-cell>
          <table:table-cell table:style-name="ce3" office:value-type="float" office:value="2.075791" calcext:value-type="float">
            <text:p>2.075791</text:p>
          </table:table-cell>
          <table:table-cell table:style-name="ce3" office:value-type="float" office:value="210.540207" calcext:value-type="float">
            <text:p>210.540207</text:p>
          </table:table-cell>
          <table:table-cell table:style-name="ce3" office:value-type="float" office:value="0.223976" calcext:value-type="float">
            <text:p>0.22397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212.839974" calcext:value-type="float">
            <text:p>212.8399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11.q</text:p>
          </table:table-cell>
          <table:table-cell table:style-name="ce3" office:value-type="float" office:value="2.801935" calcext:value-type="float">
            <text:p>2.801935</text:p>
          </table:table-cell>
          <table:table-cell table:style-name="ce3" office:value-type="float" office:value="40.063056" calcext:value-type="float">
            <text:p>40.063056</text:p>
          </table:table-cell>
          <table:table-cell table:style-name="ce3" office:value-type="float" office:value="0.21519" calcext:value-type="float">
            <text:p>0.21519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43.080181" calcext:value-type="float">
            <text:p>43.0801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12.q</text:p>
          </table:table-cell>
          <table:table-cell table:style-name="ce3" office:value-type="float" office:value="5.737924" calcext:value-type="float">
            <text:p>5.737924</text:p>
          </table:table-cell>
          <table:table-cell table:style-name="ce3" office:value-type="float" office:value="4.891735" calcext:value-type="float">
            <text:p>4.891735</text:p>
          </table:table-cell>
          <table:table-cell table:style-name="ce3" office:value-type="float" office:value="0.202755" calcext:value-type="float">
            <text:p>0.202755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10.832414" calcext:value-type="float">
            <text:p>10.8324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13.q</text:p>
          </table:table-cell>
          <table:table-cell table:style-name="ce3" office:value-type="float" office:value="5.166619" calcext:value-type="float">
            <text:p>5.166619</text:p>
          </table:table-cell>
          <table:table-cell table:style-name="ce3" office:value-type="float" office:value="191.939997" calcext:value-type="float">
            <text:p>191.939997</text:p>
          </table:table-cell>
          <table:table-cell table:style-name="ce3" office:value-type="float" office:value="0.166754" calcext:value-type="float">
            <text:p>0.166754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197.27337" calcext:value-type="float">
            <text:p>197.273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DeOnly/lubm14.q</text:p>
          </table:table-cell>
          <table:table-cell table:style-name="ce3" office:value-type="float" office:value="2.279492" calcext:value-type="float">
            <text:p>2.279492</text:p>
          </table:table-cell>
          <table:table-cell table:style-name="ce3" office:value-type="float" office:value="4695.280627" calcext:value-type="float">
            <text:p>4695.280627</text:p>
          </table:table-cell>
          <table:table-cell table:style-name="ce3" office:value-type="float" office:value="490.613994" calcext:value-type="float">
            <text:p>490.613994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5188.174113" calcext:value-type="float">
            <text:p>5188.17411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2:.G15])" office:value-type="string" office:string-value="116753.9397" calcext:value-type="string">
            <text:p>116753.9397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bmNoOpt" table:style-name="ta3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1.q</text:p>
          </table:table-cell>
          <table:table-cell table:style-name="ce3" office:value-type="float" office:value="2.254918" calcext:value-type="float">
            <text:p>2.254918</text:p>
          </table:table-cell>
          <table:table-cell table:style-name="ce3" office:value-type="float" office:value="165.748685" calcext:value-type="float">
            <text:p>165.748685</text:p>
          </table:table-cell>
          <table:table-cell table:style-name="ce3" office:value-type="float" office:value="0.240582" calcext:value-type="float">
            <text:p>0.24058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168.244185" calcext:value-type="float">
            <text:p>168.244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2.q</text:p>
          </table:table-cell>
          <table:table-cell table:style-name="ce3" office:value-type="float" office:value="27.889293" calcext:value-type="float">
            <text:p>27.889293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3:.D3])" office:value-type="float" office:value="26.889293" calcext:value-type="float">
            <text:p>26.8892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3.q</text:p>
          </table:table-cell>
          <table:table-cell table:style-name="ce3" office:value-type="float" office:value="8.51721" calcext:value-type="float">
            <text:p>8.51721</text:p>
          </table:table-cell>
          <table:table-cell table:style-name="ce3" office:value-type="float" office:value="121.029593" calcext:value-type="float">
            <text:p>121.029593</text:p>
          </table:table-cell>
          <table:table-cell table:style-name="ce3" office:value-type="float" office:value="0.194382" calcext:value-type="float">
            <text:p>0.19438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129.741185" calcext:value-type="float">
            <text:p>129.741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4.q</text:p>
          </table:table-cell>
          <table:table-cell table:style-name="ce3" office:value-type="float" office:value="333.566094" calcext:value-type="float">
            <text:p>333.566094</text:p>
          </table:table-cell>
          <table:table-cell table:style-name="ce3" office:value-type="float" office:value="1484.944243" calcext:value-type="float">
            <text:p>1484.944243</text:p>
          </table:table-cell>
          <table:table-cell table:style-name="ce3" office:value-type="float" office:value="0.206892" calcext:value-type="float">
            <text:p>0.206892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1818.717229" calcext:value-type="float">
            <text:p>1818.7172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5.q</text:p>
          </table:table-cell>
          <table:table-cell table:style-name="ce3" office:value-type="float" office:value="3.567035" calcext:value-type="float">
            <text:p>3.567035</text:p>
          </table:table-cell>
          <table:table-cell table:style-name="ce3" office:value-type="float" office:value="29.686286" calcext:value-type="float">
            <text:p>29.686286</text:p>
          </table:table-cell>
          <table:table-cell table:style-name="ce3" office:value-type="float" office:value="0.375271" calcext:value-type="float">
            <text:p>0.375271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33.628592" calcext:value-type="float">
            <text:p>33.6285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6.q</text:p>
          </table:table-cell>
          <table:table-cell table:style-name="ce3" office:value-type="float" office:value="2.282469" calcext:value-type="float">
            <text:p>2.282469</text:p>
          </table:table-cell>
          <table:table-cell table:style-name="ce3" office:value-type="float" office:value="23308.898834" calcext:value-type="float">
            <text:p>23308.898834</text:p>
          </table:table-cell>
          <table:table-cell table:style-name="ce3" office:value-type="float" office:value="807.963882" calcext:value-type="float">
            <text:p>807.963882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24119.145185" calcext:value-type="float">
            <text:p>24119.145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7.q</text:p>
          </table:table-cell>
          <table:table-cell table:style-name="ce3" office:value-type="float" office:value="34.219297" calcext:value-type="float">
            <text:p>34.219297</text:p>
          </table:table-cell>
          <table:table-cell table:style-name="ce3" office:value-type="float" office:value="1382.333727" calcext:value-type="float">
            <text:p>1382.333727</text:p>
          </table:table-cell>
          <table:table-cell table:style-name="ce3" office:value-type="float" office:value="0.33277" calcext:value-type="float">
            <text:p>0.33277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1416.885794" calcext:value-type="float">
            <text:p>1416.885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8.q</text:p>
          </table:table-cell>
          <table:table-cell table:style-name="ce3" office:value-type="float" office:value="11.406054" calcext:value-type="float">
            <text:p>11.406054</text:p>
          </table:table-cell>
          <table:table-cell table:style-name="ce3" office:value-type="float" office:value="1261.88646" calcext:value-type="float">
            <text:p>1261.88646</text:p>
          </table:table-cell>
          <table:table-cell table:style-name="ce3" office:value-type="float" office:value="8.486272" calcext:value-type="float">
            <text:p>8.486272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1281.778786" calcext:value-type="float">
            <text:p>1281.7787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09.q</text:p>
          </table:table-cell>
          <table:table-cell table:style-name="ce3" office:value-type="float" office:value="65.615723" calcext:value-type="float">
            <text:p>65.615723</text:p>
          </table:table-cell>
          <table:table-cell table:style-name="ce3" office:value-type="float" office:value="152640.410602" calcext:value-type="float">
            <text:p>152640.410602</text:p>
          </table:table-cell>
          <table:table-cell table:style-name="ce3" office:value-type="float" office:value="48.68069" calcext:value-type="float">
            <text:p>48.68069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152754.707015" calcext:value-type="float">
            <text:p>152754.707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10.q</text:p>
          </table:table-cell>
          <table:table-cell table:style-name="ce3" office:value-type="float" office:value="2.371692" calcext:value-type="float">
            <text:p>2.371692</text:p>
          </table:table-cell>
          <table:table-cell table:style-name="ce3" office:value-type="float" office:value="130.958311" calcext:value-type="float">
            <text:p>130.958311</text:p>
          </table:table-cell>
          <table:table-cell table:style-name="ce3" office:value-type="float" office:value="0.214125" calcext:value-type="float">
            <text:p>0.21412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133.544128" calcext:value-type="float">
            <text:p>133.5441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11.q</text:p>
          </table:table-cell>
          <table:table-cell table:style-name="ce3" office:value-type="float" office:value="1.686719" calcext:value-type="float">
            <text:p>1.686719</text:p>
          </table:table-cell>
          <table:table-cell table:style-name="ce3" office:value-type="float" office:value="39.168763" calcext:value-type="float">
            <text:p>39.168763</text:p>
          </table:table-cell>
          <table:table-cell table:style-name="ce3" office:value-type="float" office:value="0.148709" calcext:value-type="float">
            <text:p>0.148709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41.004191" calcext:value-type="float">
            <text:p>41.0041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12.q</text:p>
          </table:table-cell>
          <table:table-cell table:style-name="ce3" office:value-type="float" office:value="2.319928" calcext:value-type="float">
            <text:p>2.319928</text:p>
          </table:table-cell>
          <table:table-cell table:style-name="ce3" office:value-type="float" office:value="6.827663" calcext:value-type="float">
            <text:p>6.827663</text:p>
          </table:table-cell>
          <table:table-cell table:style-name="ce3" office:value-type="float" office:value="0.22096" calcext:value-type="float">
            <text:p>0.22096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9.368551" calcext:value-type="float">
            <text:p>9.3685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13.q</text:p>
          </table:table-cell>
          <table:table-cell table:style-name="ce3" office:value-type="float" office:value="2.713085" calcext:value-type="float">
            <text:p>2.713085</text:p>
          </table:table-cell>
          <table:table-cell table:style-name="ce3" office:value-type="float" office:value="177.67846" calcext:value-type="float">
            <text:p>177.67846</text:p>
          </table:table-cell>
          <table:table-cell table:style-name="ce3" office:value-type="float" office:value="0.167874" calcext:value-type="float">
            <text:p>0.167874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180.559419" calcext:value-type="float">
            <text:p>180.5594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lubm/lubmNoOpt/lubm14.q</text:p>
          </table:table-cell>
          <table:table-cell table:style-name="ce3" office:value-type="float" office:value="0.907119" calcext:value-type="float">
            <text:p>0.907119</text:p>
          </table:table-cell>
          <table:table-cell table:style-name="ce3" office:value-type="float" office:value="4573.594784" calcext:value-type="float">
            <text:p>4573.594784</text:p>
          </table:table-cell>
          <table:table-cell table:style-name="ce3" office:value-type="float" office:value="459.533886" calcext:value-type="float">
            <text:p>459.533886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5034.035789" calcext:value-type="float">
            <text:p>5034.03578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185323.1664" calcext:value-type="string">
            <text:p>185323.1664</text:p>
          </table:table-cell>
          <table:table-cell table:number-columns-repeated="3"/>
          <table:table-cell table:formula="of:=SUM([.G2:.G15])" office:value-type="string" office:string-value="187148.2493" calcext:value-type="string">
            <text:p>187148.2493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AllOpt" table:style-name="ta4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1.q</text:p>
          </table:table-cell>
          <table:table-cell table:style-name="ce3" office:value-type="float" office:value="152.77485" calcext:value-type="float">
            <text:p>152.77485</text:p>
          </table:table-cell>
          <table:table-cell table:style-name="ce3" office:value-type="float" office:value="1636.721181" calcext:value-type="float">
            <text:p>1636.721181</text:p>
          </table:table-cell>
          <table:table-cell table:style-name="ce3" office:value-type="float" office:value="5183.739732" calcext:value-type="float">
            <text:p>5183.73973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6973.235763" calcext:value-type="float">
            <text:p>6973.2357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2.q</text:p>
          </table:table-cell>
          <table:table-cell table:style-name="ce3" office:value-type="float" office:value="24.407695" calcext:value-type="float">
            <text:p>24.407695</text:p>
          </table:table-cell>
          <table:table-cell table:style-name="ce3" office:value-type="float" office:value="4428.667242" calcext:value-type="float">
            <text:p>4428.667242</text:p>
          </table:table-cell>
          <table:table-cell table:style-name="ce3" office:value-type="float" office:value="122.006678" calcext:value-type="float">
            <text:p>122.006678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4575.081615" calcext:value-type="float">
            <text:p>4575.0816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3.q</text:p>
          </table:table-cell>
          <table:table-cell table:style-name="ce3" office:value-type="float" office:value="6.280516" calcext:value-type="float">
            <text:p>6.280516</text:p>
          </table:table-cell>
          <table:table-cell table:style-name="ce3" office:value-type="float" office:value="986.292792" calcext:value-type="float">
            <text:p>986.292792</text:p>
          </table:table-cell>
          <table:table-cell table:style-name="ce3" office:value-type="float" office:value="56.530465" calcext:value-type="float">
            <text:p>56.530465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049.103773" calcext:value-type="float">
            <text:p>1049.103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4.q</text:p>
          </table:table-cell>
          <table:table-cell table:style-name="ce3" office:value-type="float" office:value="13.415356" calcext:value-type="float">
            <text:p>13.415356</text:p>
          </table:table-cell>
          <table:table-cell table:style-name="ce3" office:value-type="float" office:value="30791.406719" calcext:value-type="float">
            <text:p>30791.406719</text:p>
          </table:table-cell>
          <table:table-cell table:style-name="ce3" office:value-type="float" office:value="1105.671361" calcext:value-type="float">
            <text:p>1105.671361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31910.493436" calcext:value-type="float">
            <text:p>31910.493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5.q</text:p>
          </table:table-cell>
          <table:table-cell table:style-name="ce3" office:value-type="float" office:value="7.858513" calcext:value-type="float">
            <text:p>7.858513</text:p>
          </table:table-cell>
          <table:table-cell table:style-name="ce3" office:value-type="float" office:value="77.238397" calcext:value-type="float">
            <text:p>77.238397</text:p>
          </table:table-cell>
          <table:table-cell table:style-name="ce3" office:value-type="float" office:value="0.220355" calcext:value-type="float">
            <text:p>0.220355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85.317265" calcext:value-type="float">
            <text:p>85.3172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6.q</text:p>
          </table:table-cell>
          <table:table-cell table:style-name="ce3" office:value-type="float" office:value="210.067072" calcext:value-type="float">
            <text:p>210.067072</text:p>
          </table:table-cell>
          <table:table-cell table:style-name="ce3" office:value-type="float" office:value="36454.771654" calcext:value-type="float">
            <text:p>36454.771654</text:p>
          </table:table-cell>
          <table:table-cell table:style-name="ce3" office:value-type="float" office:value="1089.198342" calcext:value-type="float">
            <text:p>1089.198342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37754.037068" calcext:value-type="float">
            <text:p>37754.0370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7.q</text:p>
          </table:table-cell>
          <table:table-cell table:style-name="ce3" office:value-type="float" office:value="12.419821" calcext:value-type="float">
            <text:p>12.419821</text:p>
          </table:table-cell>
          <table:table-cell table:style-name="ce3" office:value-type="float" office:value="1146.819548" calcext:value-type="float">
            <text:p>1146.819548</text:p>
          </table:table-cell>
          <table:table-cell table:style-name="ce3" office:value-type="float" office:value="0.234294" calcext:value-type="float">
            <text:p>0.234294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159.473663" calcext:value-type="float">
            <text:p>1159.4736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8.q</text:p>
          </table:table-cell>
          <table:table-cell table:style-name="ce3" office:value-type="float" office:value="7.517306" calcext:value-type="float">
            <text:p>7.517306</text:p>
          </table:table-cell>
          <table:table-cell table:style-name="ce3" office:value-type="float" office:value="400.353347" calcext:value-type="float">
            <text:p>400.353347</text:p>
          </table:table-cell>
          <table:table-cell table:style-name="ce3" office:value-type="float" office:value="11.100795" calcext:value-type="float">
            <text:p>11.100795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418.971448" calcext:value-type="float">
            <text:p>418.9714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09.q</text:p>
          </table:table-cell>
          <table:table-cell table:style-name="ce3" office:value-type="float" office:value="92.018252" calcext:value-type="float">
            <text:p>92.018252</text:p>
          </table:table-cell>
          <table:table-cell table:style-name="ce3" office:value-type="float" office:value="2757.539142" calcext:value-type="float">
            <text:p>2757.539142</text:p>
          </table:table-cell>
          <table:table-cell table:style-name="ce3" office:value-type="float" office:value="7.438367" calcext:value-type="float">
            <text:p>7.438367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2856.995761" calcext:value-type="float">
            <text:p>2856.9957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10.q</text:p>
          </table:table-cell>
          <table:table-cell table:style-name="ce3" office:value-type="float" office:value="57.071716" calcext:value-type="float">
            <text:p>57.071716</text:p>
          </table:table-cell>
          <table:table-cell table:style-name="ce3" office:value-type="float" office:value="5882.229332" calcext:value-type="float">
            <text:p>5882.229332</text:p>
          </table:table-cell>
          <table:table-cell table:style-name="ce3" office:value-type="float" office:value="46.014816" calcext:value-type="float">
            <text:p>46.014816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5985.315864" calcext:value-type="float">
            <text:p>5985.3158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11.q</text:p>
          </table:table-cell>
          <table:table-cell table:style-name="ce3" office:value-type="float" office:value="90.710769" calcext:value-type="float">
            <text:p>90.710769</text:p>
          </table:table-cell>
          <table:table-cell table:style-name="ce3" office:value-type="float" office:value="24818.167672" calcext:value-type="float">
            <text:p>24818.167672</text:p>
          </table:table-cell>
          <table:table-cell table:style-name="ce3" office:value-type="float" office:value="336.594929" calcext:value-type="float">
            <text:p>336.594929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25245.47337" calcext:value-type="float">
            <text:p>25245.473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12.q</text:p>
          </table:table-cell>
          <table:table-cell table:style-name="ce3" office:value-type="float" office:value="181.064503" calcext:value-type="float">
            <text:p>181.064503</text:p>
          </table:table-cell>
          <table:table-cell table:style-name="ce3" office:value-type="float" office:value="62005.439992" calcext:value-type="float">
            <text:p>62005.439992</text:p>
          </table:table-cell>
          <table:table-cell table:style-name="ce3" office:value-type="float" office:value="788.171665" calcext:value-type="float">
            <text:p>788.171665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62974.67616" calcext:value-type="float">
            <text:p>62974.676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2.q</text:p>
          </table:table-cell>
          <table:table-cell table:style-name="ce3" office:value-type="float" office:value="17.168974" calcext:value-type="float">
            <text:p>17.168974</text:p>
          </table:table-cell>
          <table:table-cell table:style-name="ce3" office:value-type="float" office:value="418.678989" calcext:value-type="float">
            <text:p>418.678989</text:p>
          </table:table-cell>
          <table:table-cell table:style-name="ce3" office:value-type="float" office:value="4639.099661" calcext:value-type="float">
            <text:p>4639.099661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5074.947624" calcext:value-type="float">
            <text:p>5074.9476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3.q</text:p>
          </table:table-cell>
          <table:table-cell table:style-name="ce3" office:value-type="float" office:value="4.864826" calcext:value-type="float">
            <text:p>4.864826</text:p>
          </table:table-cell>
          <table:table-cell table:style-name="ce3" office:value-type="float" office:value="352.052201" calcext:value-type="float">
            <text:p>352.052201</text:p>
          </table:table-cell>
          <table:table-cell table:style-name="ce3" office:value-type="float" office:value="4750.718165" calcext:value-type="float">
            <text:p>4750.718165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5107.635192" calcext:value-type="float">
            <text:p>5107.6351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4.q</text:p>
          </table:table-cell>
          <table:table-cell table:style-name="ce3" office:value-type="float" office:value="3.934091" calcext:value-type="float">
            <text:p>3.934091</text:p>
          </table:table-cell>
          <table:table-cell table:style-name="ce3" office:value-type="float" office:value="366.473783" calcext:value-type="float">
            <text:p>366.473783</text:p>
          </table:table-cell>
          <table:table-cell table:style-name="ce3" office:value-type="float" office:value="340.160857" calcext:value-type="float">
            <text:p>340.160857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710.568731" calcext:value-type="float">
            <text:p>710.568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5.q</text:p>
          </table:table-cell>
          <table:table-cell table:style-name="ce3" office:value-type="float" office:value="3.02358" calcext:value-type="float">
            <text:p>3.02358</text:p>
          </table:table-cell>
          <table:table-cell table:style-name="ce3" office:value-type="float" office:value="15.443639" calcext:value-type="float">
            <text:p>15.443639</text:p>
          </table:table-cell>
          <table:table-cell table:style-name="ce3" office:value-type="float" office:value="15236.995889" calcext:value-type="float">
            <text:p>15236.995889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15255.463108" calcext:value-type="float">
            <text:p>15255.4631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8.q</text:p>
          </table:table-cell>
          <table:table-cell table:style-name="ce3" office:value-type="float" office:value="26.360602" calcext:value-type="float">
            <text:p>26.360602</text:p>
          </table:table-cell>
          <table:table-cell table:style-name="ce3" office:value-type="float" office:value="9312.086337" calcext:value-type="float">
            <text:p>9312.086337</text:p>
          </table:table-cell>
          <table:table-cell table:style-name="ce3" office:value-type="float" office:value="23210.478085" calcext:value-type="float">
            <text:p>23210.478085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32548.925024" calcext:value-type="float">
            <text:p>32548.9250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29.q</text:p>
          </table:table-cell>
          <table:table-cell table:style-name="ce3" office:value-type="float" office:value="74.708666" calcext:value-type="float">
            <text:p>74.708666</text:p>
          </table:table-cell>
          <table:table-cell table:style-name="ce3" office:value-type="float" office:value="50107.502795" calcext:value-type="float">
            <text:p>50107.502795</text:p>
          </table:table-cell>
          <table:table-cell table:style-name="ce3" office:value-type="float" office:value="3685.235483" calcext:value-type="float">
            <text:p>3685.235483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53867.446944" calcext:value-type="float">
            <text:p>53867.4469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30.q</text:p>
          </table:table-cell>
          <table:table-cell table:style-name="ce3" office:value-type="float" office:value="150.053868" calcext:value-type="float">
            <text:p>150.053868</text:p>
          </table:table-cell>
          <table:table-cell table:style-name="ce3" office:value-type="float" office:value="30555.834064" calcext:value-type="float">
            <text:p>30555.834064</text:p>
          </table:table-cell>
          <table:table-cell table:style-name="ce3" office:value-type="float" office:value="81917.060521" calcext:value-type="float">
            <text:p>81917.060521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12622.948453" calcext:value-type="float">
            <text:p>112622.9484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LithoStratParent.q</text:p>
          </table:table-cell>
          <table:table-cell table:style-name="ce3" office:value-type="float" office:value="31.131482" calcext:value-type="float">
            <text:p>31.131482</text:p>
          </table:table-cell>
          <table:table-cell table:style-name="ce3" office:value-type="float" office:value="11725.084718" calcext:value-type="float">
            <text:p>11725.084718</text:p>
          </table:table-cell>
          <table:table-cell table:style-name="ce3" office:value-type="float" office:value="30363.50355" calcext:value-type="float">
            <text:p>30363.50355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42119.71975" calcext:value-type="float">
            <text:p>42119.71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Quadrant.q</text:p>
          </table:table-cell>
          <table:table-cell table:style-name="ce3" office:value-type="float" office:value="23.89944" calcext:value-type="float">
            <text:p>23.89944</text:p>
          </table:table-cell>
          <table:table-cell table:style-name="ce3" office:value-type="float" office:value="465.923768" calcext:value-type="float">
            <text:p>465.923768</text:p>
          </table:table-cell>
          <table:table-cell table:style-name="ce3" office:value-type="float" office:value="23.364901" calcext:value-type="float">
            <text:p>23.364901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513.188109" calcext:value-type="float">
            <text:p>513.1881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Stratum.q</text:p>
          </table:table-cell>
          <table:table-cell table:style-name="ce3" office:value-type="float" office:value="60.346687" calcext:value-type="float">
            <text:p>60.346687</text:p>
          </table:table-cell>
          <table:table-cell table:style-name="ce3" office:value-type="float" office:value="5356.930792" calcext:value-type="float">
            <text:p>5356.930792</text:p>
          </table:table-cell>
          <table:table-cell table:style-name="ce3" office:value-type="float" office:value="37599.752084" calcext:value-type="float">
            <text:p>37599.752084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43017.029563" calcext:value-type="float">
            <text:p>43017.0295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OptAll/Wellbore.q</text:p>
          </table:table-cell>
          <table:table-cell table:style-name="ce3" office:value-type="float" office:value="7.361209" calcext:value-type="float">
            <text:p>7.361209</text:p>
          </table:table-cell>
          <table:table-cell table:style-name="ce3" office:value-type="float" office:value="1999.315458" calcext:value-type="float">
            <text:p>1999.315458</text:p>
          </table:table-cell>
          <table:table-cell table:style-name="ce3" office:value-type="float" office:value="2241.038231" calcext:value-type="float">
            <text:p>2241.038231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4247.714898" calcext:value-type="float">
            <text:p>4247.71489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formula="of:=SUM([.D2:.D24])" office:value-type="string" office:string-value="212754.3292" calcext:value-type="string">
            <text:p>212754.3292</text:p>
          </table:table-cell>
          <table:table-cell table:number-columns-repeated="2"/>
          <table:table-cell table:formula="of:=SUM([.G2:.G24])" office:value-type="string" office:string-value="496073.7626" calcext:value-type="string">
            <text:p>496073.7626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DEOnly" table:style-name="ta5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1.q</text:p>
          </table:table-cell>
          <table:table-cell table:style-name="ce3" office:value-type="float" office:value="213.510858" calcext:value-type="float">
            <text:p>213.510858</text:p>
          </table:table-cell>
          <table:table-cell table:style-name="ce3" office:value-type="float" office:value="6232.25413" calcext:value-type="float">
            <text:p>6232.25413</text:p>
          </table:table-cell>
          <table:table-cell table:style-name="ce3" office:value-type="float" office:value="1512.309542" calcext:value-type="float">
            <text:p>1512.30954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7958.07453" calcext:value-type="float">
            <text:p>7958.074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2.q</text:p>
          </table:table-cell>
          <table:table-cell table:style-name="ce3" office:value-type="float" office:value="18.446224" calcext:value-type="float">
            <text:p>18.446224</text:p>
          </table:table-cell>
          <table:table-cell table:style-name="ce3" office:value-type="float" office:value="4528.213915" calcext:value-type="float">
            <text:p>4528.213915</text:p>
          </table:table-cell>
          <table:table-cell table:style-name="ce3" office:value-type="float" office:value="131.264647" calcext:value-type="float">
            <text:p>131.264647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4677.924786" calcext:value-type="float">
            <text:p>4677.9247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3.q</text:p>
          </table:table-cell>
          <table:table-cell table:style-name="ce3" office:value-type="float" office:value="9.166595" calcext:value-type="float">
            <text:p>9.166595</text:p>
          </table:table-cell>
          <table:table-cell table:style-name="ce3" office:value-type="float" office:value="1060.871804" calcext:value-type="float">
            <text:p>1060.871804</text:p>
          </table:table-cell>
          <table:table-cell table:style-name="ce3" office:value-type="float" office:value="53.373907" calcext:value-type="float">
            <text:p>53.373907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123.412306" calcext:value-type="float">
            <text:p>1123.4123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4.q</text:p>
          </table:table-cell>
          <table:table-cell table:style-name="ce3" office:value-type="float" office:value="13.573308" calcext:value-type="float">
            <text:p>13.573308</text:p>
          </table:table-cell>
          <table:table-cell table:style-name="ce3" office:value-type="float" office:value="31383.059999" calcext:value-type="float">
            <text:p>31383.059999</text:p>
          </table:table-cell>
          <table:table-cell table:style-name="ce3" office:value-type="float" office:value="1189.974512" calcext:value-type="float">
            <text:p>1189.97451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32586.607819" calcext:value-type="float">
            <text:p>32586.6078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5.q</text:p>
          </table:table-cell>
          <table:table-cell table:style-name="ce3" office:value-type="float" office:value="10.798988" calcext:value-type="float">
            <text:p>10.798988</text:p>
          </table:table-cell>
          <table:table-cell table:style-name="ce3" office:value-type="float" office:value="85.174536" calcext:value-type="float">
            <text:p>85.174536</text:p>
          </table:table-cell>
          <table:table-cell table:style-name="ce3" office:value-type="float" office:value="0.174081" calcext:value-type="float">
            <text:p>0.174081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96.147605" calcext:value-type="float">
            <text:p>96.1476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6.q</text:p>
          </table:table-cell>
          <table:table-cell table:style-name="ce3" office:value-type="float" office:value="254.562248" calcext:value-type="float">
            <text:p>254.562248</text:p>
          </table:table-cell>
          <table:table-cell table:style-name="ce3" office:value-type="float" office:value="190541.752137" calcext:value-type="float">
            <text:p>190541.752137</text:p>
          </table:table-cell>
          <table:table-cell table:style-name="ce3" office:value-type="float" office:value="994.062226" calcext:value-type="float">
            <text:p>994.062226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191790.376611" calcext:value-type="float">
            <text:p>191790.3766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7.q</text:p>
          </table:table-cell>
          <table:table-cell table:style-name="ce3" office:value-type="float" office:value="5.790402" calcext:value-type="float">
            <text:p>5.790402</text:p>
          </table:table-cell>
          <table:table-cell table:style-name="ce3" office:value-type="float" office:value="1072.772034" calcext:value-type="float">
            <text:p>1072.772034</text:p>
          </table:table-cell>
          <table:table-cell table:style-name="ce3" office:value-type="float" office:value="0.215834" calcext:value-type="float">
            <text:p>0.215834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078.77827" calcext:value-type="float">
            <text:p>1078.778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8.q</text:p>
          </table:table-cell>
          <table:table-cell table:style-name="ce3" office:value-type="float" office:value="7.641512" calcext:value-type="float">
            <text:p>7.641512</text:p>
          </table:table-cell>
          <table:table-cell table:style-name="ce3" office:value-type="float" office:value="400.022418" calcext:value-type="float">
            <text:p>400.022418</text:p>
          </table:table-cell>
          <table:table-cell table:style-name="ce3" office:value-type="float" office:value="6.30555" calcext:value-type="float">
            <text:p>6.30555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413.96948" calcext:value-type="float">
            <text:p>413.969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09.q</text:p>
          </table:table-cell>
          <table:table-cell table:style-name="ce3" office:value-type="float" office:value="104.567097" calcext:value-type="float">
            <text:p>104.567097</text:p>
          </table:table-cell>
          <table:table-cell table:style-name="ce3" office:value-type="float" office:value="3489.68546" calcext:value-type="float">
            <text:p>3489.68546</text:p>
          </table:table-cell>
          <table:table-cell table:style-name="ce3" office:value-type="float" office:value="12.06809" calcext:value-type="float">
            <text:p>12.06809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3606.320647" calcext:value-type="float">
            <text:p>3606.3206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10.q</text:p>
          </table:table-cell>
          <table:table-cell table:style-name="ce3" office:value-type="float" office:value="59.887189" calcext:value-type="float">
            <text:p>59.887189</text:p>
          </table:table-cell>
          <table:table-cell table:style-name="ce3" office:value-type="float" office:value="5774.430019" calcext:value-type="float">
            <text:p>5774.430019</text:p>
          </table:table-cell>
          <table:table-cell table:style-name="ce3" office:value-type="float" office:value="45.49814" calcext:value-type="float">
            <text:p>45.49814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5879.815348" calcext:value-type="float">
            <text:p>5879.8153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11.q</text:p>
          </table:table-cell>
          <table:table-cell table:style-name="ce3" office:value-type="float" office:value="92.920355" calcext:value-type="float">
            <text:p>92.920355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12:.D12])" office:value-type="float" office:value="91.920355" calcext:value-type="float">
            <text:p>91.920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12.q</text:p>
          </table:table-cell>
          <table:table-cell table:style-name="ce3" office:value-type="float" office:value="177.079868" calcext:value-type="float">
            <text:p>177.079868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13:.D13])" office:value-type="float" office:value="176.079868" calcext:value-type="float">
            <text:p>176.0798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2.q</text:p>
          </table:table-cell>
          <table:table-cell table:style-name="ce3" office:value-type="float" office:value="8.868891" calcext:value-type="float">
            <text:p>8.868891</text:p>
          </table:table-cell>
          <table:table-cell table:style-name="ce3" office:value-type="float" office:value="8484.376119" calcext:value-type="float">
            <text:p>8484.376119</text:p>
          </table:table-cell>
          <table:table-cell table:style-name="ce3" office:value-type="float" office:value="612.578086" calcext:value-type="float">
            <text:p>612.578086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9105.823096" calcext:value-type="float">
            <text:p>9105.8230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3.q</text:p>
          </table:table-cell>
          <table:table-cell table:style-name="ce3" office:value-type="float" office:value="6.040837" calcext:value-type="float">
            <text:p>6.040837</text:p>
          </table:table-cell>
          <table:table-cell table:style-name="ce3" office:value-type="float" office:value="10763.945404" calcext:value-type="float">
            <text:p>10763.945404</text:p>
          </table:table-cell>
          <table:table-cell table:style-name="ce3" office:value-type="float" office:value="535.18534" calcext:value-type="float">
            <text:p>535.18534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1305.171581" calcext:value-type="float">
            <text:p>11305.1715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4.q</text:p>
          </table:table-cell>
          <table:table-cell table:style-name="ce3" office:value-type="float" office:value="5.407463" calcext:value-type="float">
            <text:p>5.407463</text:p>
          </table:table-cell>
          <table:table-cell table:style-name="ce3" office:value-type="float" office:value="5261.543481" calcext:value-type="float">
            <text:p>5261.543481</text:p>
          </table:table-cell>
          <table:table-cell table:style-name="ce3" office:value-type="float" office:value="79.40878" calcext:value-type="float">
            <text:p>79.40878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5346.359724" calcext:value-type="float">
            <text:p>5346.3597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5.q</text:p>
          </table:table-cell>
          <table:table-cell table:style-name="ce3" office:value-type="float" office:value="2.359637" calcext:value-type="float">
            <text:p>2.359637</text:p>
          </table:table-cell>
          <table:table-cell table:style-name="ce3" office:value-type="float" office:value="14342.146067" calcext:value-type="float">
            <text:p>14342.146067</text:p>
          </table:table-cell>
          <table:table-cell table:style-name="ce3" office:value-type="float" office:value="1026.883637" calcext:value-type="float">
            <text:p>1026.883637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15371.389341" calcext:value-type="float">
            <text:p>15371.3893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8.q</text:p>
          </table:table-cell>
          <table:table-cell table:style-name="ce3" office:value-type="float" office:value="26.48357" calcext:value-type="float">
            <text:p>26.48357</text:p>
          </table:table-cell>
          <table:table-cell table:style-name="ce3" office:value-type="float" office:value="40945.910079" calcext:value-type="float">
            <text:p>40945.910079</text:p>
          </table:table-cell>
          <table:table-cell table:style-name="ce3" office:value-type="float" office:value="1877.112449" calcext:value-type="float">
            <text:p>1877.112449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42849.506098" calcext:value-type="float">
            <text:p>42849.5060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29.q</text:p>
          </table:table-cell>
          <table:table-cell table:style-name="ce3" office:value-type="float" office:value="95.136322" calcext:value-type="float">
            <text:p>95.136322</text:p>
          </table:table-cell>
          <table:table-cell table:style-name="ce3" office:value-type="float" office:value="86885.49944" calcext:value-type="float">
            <text:p>86885.49944</text:p>
          </table:table-cell>
          <table:table-cell table:style-name="ce3" office:value-type="float" office:value="436.892467" calcext:value-type="float">
            <text:p>436.892467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87417.528229" calcext:value-type="float">
            <text:p>87417.5282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30.q</text:p>
          </table:table-cell>
          <table:table-cell table:style-name="ce3" office:value-type="float" office:value="137.848612" calcext:value-type="float">
            <text:p>137.848612</text:p>
          </table:table-cell>
          <table:table-cell table:style-name="ce3" office:value-type="float" office:value="164507.502388" calcext:value-type="float">
            <text:p>164507.502388</text:p>
          </table:table-cell>
          <table:table-cell table:style-name="ce3" office:value-type="float" office:value="802.175206" calcext:value-type="float">
            <text:p>802.175206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65447.526206" calcext:value-type="float">
            <text:p>165447.526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LithoStratParent.q</text:p>
          </table:table-cell>
          <table:table-cell table:style-name="ce3" office:value-type="float" office:value="5.318197" calcext:value-type="float">
            <text:p>5.318197</text:p>
          </table:table-cell>
          <table:table-cell table:style-name="ce3" office:value-type="float" office:value="70489.65641" calcext:value-type="float">
            <text:p>70489.65641</text:p>
          </table:table-cell>
          <table:table-cell table:style-name="ce3" office:value-type="float" office:value="2299.860936" calcext:value-type="float">
            <text:p>2299.860936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72794.835543" calcext:value-type="float">
            <text:p>72794.8355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Quadrant.q</text:p>
          </table:table-cell>
          <table:table-cell table:style-name="ce3" office:value-type="float" office:value="13.145338" calcext:value-type="float">
            <text:p>13.145338</text:p>
          </table:table-cell>
          <table:table-cell table:style-name="ce3" office:value-type="float" office:value="697.717602" calcext:value-type="float">
            <text:p>697.717602</text:p>
          </table:table-cell>
          <table:table-cell table:style-name="ce3" office:value-type="float" office:value="6.507118" calcext:value-type="float">
            <text:p>6.507118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717.370058" calcext:value-type="float">
            <text:p>717.3700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Stratum.q</text:p>
          </table:table-cell>
          <table:table-cell table:style-name="ce3" office:value-type="float" office:value="44.492773" calcext:value-type="float">
            <text:p>44.492773</text:p>
          </table:table-cell>
          <table:table-cell table:style-name="ce3" office:value-type="float" office:value="107357.754804" calcext:value-type="float">
            <text:p>107357.754804</text:p>
          </table:table-cell>
          <table:table-cell table:style-name="ce3" office:value-type="float" office:value="159.165967" calcext:value-type="float">
            <text:p>159.165967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107561.413544" calcext:value-type="float">
            <text:p>107561.4135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DeOnly/Wellbore.q</text:p>
          </table:table-cell>
          <table:table-cell table:style-name="ce3" office:value-type="float" office:value="5.709821" calcext:value-type="float">
            <text:p>5.709821</text:p>
          </table:table-cell>
          <table:table-cell table:style-name="ce3" office:value-type="float" office:value="3824.979807" calcext:value-type="float">
            <text:p>3824.979807</text:p>
          </table:table-cell>
          <table:table-cell table:style-name="ce3" office:value-type="float" office:value="395.242509" calcext:value-type="float">
            <text:p>395.242509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4225.932137" calcext:value-type="float">
            <text:p>4225.93213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formula="of:=SUM([.G2:.G24])" office:value-type="string" office:string-value="771622.2832" calcext:value-type="string">
            <text:p>771622.2832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NoOpt" table:style-name="ta6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1.q</text:p>
          </table:table-cell>
          <table:table-cell table:style-name="ce3" office:value-type="float" office:value="155.298073" calcext:value-type="float">
            <text:p>155.298073</text:p>
          </table:table-cell>
          <table:table-cell table:style-name="ce3" office:value-type="float" office:value="5666.142836" calcext:value-type="float">
            <text:p>5666.142836</text:p>
          </table:table-cell>
          <table:table-cell table:style-name="ce3" office:value-type="float" office:value="1623.232212" calcext:value-type="float">
            <text:p>1623.23221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7444.673121" calcext:value-type="float">
            <text:p>7444.6731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2.q</text:p>
          </table:table-cell>
          <table:table-cell table:style-name="ce3" office:value-type="float" office:value="9.560259" calcext:value-type="float">
            <text:p>9.560259</text:p>
          </table:table-cell>
          <table:table-cell table:style-name="ce3" office:value-type="float" office:value="7001.95079" calcext:value-type="float">
            <text:p>7001.95079</text:p>
          </table:table-cell>
          <table:table-cell table:style-name="ce3" office:value-type="float" office:value="150.486515" calcext:value-type="float">
            <text:p>150.486515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7161.997564" calcext:value-type="float">
            <text:p>7161.9975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3.q</text:p>
          </table:table-cell>
          <table:table-cell table:style-name="ce3" office:value-type="float" office:value="7.680277" calcext:value-type="float">
            <text:p>7.680277</text:p>
          </table:table-cell>
          <table:table-cell table:style-name="ce3" office:value-type="float" office:value="1131.632719" calcext:value-type="float">
            <text:p>1131.632719</text:p>
          </table:table-cell>
          <table:table-cell table:style-name="ce3" office:value-type="float" office:value="72.767691" calcext:value-type="float">
            <text:p>72.767691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212.080687" calcext:value-type="float">
            <text:p>1212.0806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4.q</text:p>
          </table:table-cell>
          <table:table-cell table:style-name="ce3" office:value-type="float" office:value="11.028171" calcext:value-type="float">
            <text:p>11.028171</text:p>
          </table:table-cell>
          <table:table-cell table:style-name="ce3" office:value-type="float" office:value="33090.892228" calcext:value-type="float">
            <text:p>33090.892228</text:p>
          </table:table-cell>
          <table:table-cell table:style-name="ce3" office:value-type="float" office:value="1169.783609" calcext:value-type="float">
            <text:p>1169.783609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34271.704008" calcext:value-type="float">
            <text:p>34271.7040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5.q</text:p>
          </table:table-cell>
          <table:table-cell table:style-name="ce3" office:value-type="float" office:value="9.303638" calcext:value-type="float">
            <text:p>9.303638</text:p>
          </table:table-cell>
          <table:table-cell table:style-name="ce3" office:value-type="float" office:value="89.031842" calcext:value-type="float">
            <text:p>89.031842</text:p>
          </table:table-cell>
          <table:table-cell table:style-name="ce3" office:value-type="float" office:value="0.187245" calcext:value-type="float">
            <text:p>0.187245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98.522725" calcext:value-type="float">
            <text:p>98.5227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6.q</text:p>
          </table:table-cell>
          <table:table-cell table:style-name="ce3" office:value-type="float" office:value="94.484849" calcext:value-type="float">
            <text:p>94.484849</text:p>
          </table:table-cell>
          <table:table-cell table:style-name="ce3" office:value-type="float" office:value="208836.760602" calcext:value-type="float">
            <text:p>208836.760602</text:p>
          </table:table-cell>
          <table:table-cell table:style-name="ce3" office:value-type="float" office:value="1138.69868" calcext:value-type="float">
            <text:p>1138.69868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210069.944131" calcext:value-type="float">
            <text:p>210069.9441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7.q</text:p>
          </table:table-cell>
          <table:table-cell table:style-name="ce3" office:value-type="float" office:value="7.89451" calcext:value-type="float">
            <text:p>7.89451</text:p>
          </table:table-cell>
          <table:table-cell table:style-name="ce3" office:value-type="float" office:value="1163.237538" calcext:value-type="float">
            <text:p>1163.237538</text:p>
          </table:table-cell>
          <table:table-cell table:style-name="ce3" office:value-type="float" office:value="0.253143" calcext:value-type="float">
            <text:p>0.253143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171.385191" calcext:value-type="float">
            <text:p>1171.3851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8.q</text:p>
          </table:table-cell>
          <table:table-cell table:style-name="ce3" office:value-type="float" office:value="3.500011" calcext:value-type="float">
            <text:p>3.500011</text:p>
          </table:table-cell>
          <table:table-cell table:style-name="ce3" office:value-type="float" office:value="569.979362" calcext:value-type="float">
            <text:p>569.979362</text:p>
          </table:table-cell>
          <table:table-cell table:style-name="ce3" office:value-type="float" office:value="5.029706" calcext:value-type="float">
            <text:p>5.029706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578.509079" calcext:value-type="float">
            <text:p>578.5090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09.q</text:p>
          </table:table-cell>
          <table:table-cell table:style-name="ce3" office:value-type="float" office:value="61.872742" calcext:value-type="float">
            <text:p>61.872742</text:p>
          </table:table-cell>
          <table:table-cell table:style-name="ce3" office:value-type="float" office:value="3298.022966" calcext:value-type="float">
            <text:p>3298.022966</text:p>
          </table:table-cell>
          <table:table-cell table:style-name="ce3" office:value-type="float" office:value="8.364928" calcext:value-type="float">
            <text:p>8.364928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3368.260636" calcext:value-type="float">
            <text:p>3368.2606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10.q</text:p>
          </table:table-cell>
          <table:table-cell table:style-name="ce3" office:value-type="float" office:value="29.901158" calcext:value-type="float">
            <text:p>29.901158</text:p>
          </table:table-cell>
          <table:table-cell table:style-name="ce3" office:value-type="float" office:value="5724.643953" calcext:value-type="float">
            <text:p>5724.643953</text:p>
          </table:table-cell>
          <table:table-cell table:style-name="ce3" office:value-type="float" office:value="50.754606" calcext:value-type="float">
            <text:p>50.754606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5805.299717" calcext:value-type="float">
            <text:p>5805.2997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11.q</text:p>
          </table:table-cell>
          <table:table-cell table:style-name="ce3" office:value-type="float" office:value="59.139076" calcext:value-type="float">
            <text:p>59.139076</text:p>
          </table:table-cell>
          <table:table-cell table:style-name="ce3" office:value-type="float" office:value="41095.409839" calcext:value-type="float">
            <text:p>41095.409839</text:p>
          </table:table-cell>
          <table:table-cell table:style-name="ce3" office:value-type="float" office:value="394.607496" calcext:value-type="float">
            <text:p>394.607496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41549.156411" calcext:value-type="float">
            <text:p>41549.1564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12.q</text:p>
          </table:table-cell>
          <table:table-cell table:style-name="ce3" office:value-type="float" office:value="90.197239" calcext:value-type="float">
            <text:p>90.197239</text:p>
          </table:table-cell>
          <table:table-cell table:style-name="ce3" office:value-type="float" office:value="89077.04127" calcext:value-type="float">
            <text:p>89077.04127</text:p>
          </table:table-cell>
          <table:table-cell table:style-name="ce3" office:value-type="float" office:value="784.920419" calcext:value-type="float">
            <text:p>784.920419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89952.158928" calcext:value-type="float">
            <text:p>89952.1589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2.q</text:p>
          </table:table-cell>
          <table:table-cell table:style-name="ce3" office:value-type="float" office:value="7.698129" calcext:value-type="float">
            <text:p>7.698129</text:p>
          </table:table-cell>
          <table:table-cell table:style-name="ce3" office:value-type="float" office:value="9132.057179" calcext:value-type="float">
            <text:p>9132.057179</text:p>
          </table:table-cell>
          <table:table-cell table:style-name="ce3" office:value-type="float" office:value="736.756154" calcext:value-type="float">
            <text:p>736.756154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9876.511462" calcext:value-type="float">
            <text:p>9876.5114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3.q</text:p>
          </table:table-cell>
          <table:table-cell table:style-name="ce3" office:value-type="float" office:value="4.996139" calcext:value-type="float">
            <text:p>4.996139</text:p>
          </table:table-cell>
          <table:table-cell table:style-name="ce3" office:value-type="float" office:value="11567.695444" calcext:value-type="float">
            <text:p>11567.695444</text:p>
          </table:table-cell>
          <table:table-cell table:style-name="ce3" office:value-type="float" office:value="573.225805" calcext:value-type="float">
            <text:p>573.225805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2145.917388" calcext:value-type="float">
            <text:p>12145.9173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4.q</text:p>
          </table:table-cell>
          <table:table-cell table:style-name="ce3" office:value-type="float" office:value="4.294252" calcext:value-type="float">
            <text:p>4.294252</text:p>
          </table:table-cell>
          <table:table-cell table:style-name="ce3" office:value-type="float" office:value="5603.419858" calcext:value-type="float">
            <text:p>5603.419858</text:p>
          </table:table-cell>
          <table:table-cell table:style-name="ce3" office:value-type="float" office:value="100.103326" calcext:value-type="float">
            <text:p>100.103326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5707.817436" calcext:value-type="float">
            <text:p>5707.817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5.q</text:p>
          </table:table-cell>
          <table:table-cell table:style-name="ce3" office:value-type="float" office:value="1.322533" calcext:value-type="float">
            <text:p>1.322533</text:p>
          </table:table-cell>
          <table:table-cell table:style-name="ce3" office:value-type="float" office:value="15600.084902" calcext:value-type="float">
            <text:p>15600.084902</text:p>
          </table:table-cell>
          <table:table-cell table:style-name="ce3" office:value-type="float" office:value="1211.11447" calcext:value-type="float">
            <text:p>1211.11447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16812.521905" calcext:value-type="float">
            <text:p>16812.5219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8.q</text:p>
          </table:table-cell>
          <table:table-cell table:style-name="ce3" office:value-type="float" office:value="22.236061" calcext:value-type="float">
            <text:p>22.236061</text:p>
          </table:table-cell>
          <table:table-cell table:style-name="ce3" office:value-type="float" office:value="44614.594359" calcext:value-type="float">
            <text:p>44614.594359</text:p>
          </table:table-cell>
          <table:table-cell table:style-name="ce3" office:value-type="float" office:value="2098.380303" calcext:value-type="float">
            <text:p>2098.380303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46735.210723" calcext:value-type="float">
            <text:p>46735.2107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29.q</text:p>
          </table:table-cell>
          <table:table-cell table:style-name="ce3" office:value-type="float" office:value="39.638047" calcext:value-type="float">
            <text:p>39.638047</text:p>
          </table:table-cell>
          <table:table-cell table:style-name="ce3" office:value-type="float" office:value="92372.423081" calcext:value-type="float">
            <text:p>92372.423081</text:p>
          </table:table-cell>
          <table:table-cell table:style-name="ce3" office:value-type="float" office:value="430.014879" calcext:value-type="float">
            <text:p>430.014879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92842.076007" calcext:value-type="float">
            <text:p>92842.0760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30.q</text:p>
          </table:table-cell>
          <table:table-cell table:style-name="ce3" office:value-type="float" office:value="124.82173" calcext:value-type="float">
            <text:p>124.82173</text:p>
          </table:table-cell>
          <table:table-cell table:style-name="ce3" office:value-type="float" office:value="170468.655442" calcext:value-type="float">
            <text:p>170468.655442</text:p>
          </table:table-cell>
          <table:table-cell table:style-name="ce3" office:value-type="float" office:value="854.792333" calcext:value-type="float">
            <text:p>854.792333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71448.269505" calcext:value-type="float">
            <text:p>171448.2695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LithoStratParent.q</text:p>
          </table:table-cell>
          <table:table-cell table:style-name="ce3" office:value-type="float" office:value="4.420925" calcext:value-type="float">
            <text:p>4.420925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21:.D21])" office:value-type="float" office:value="3.420925" calcext:value-type="float">
            <text:p>3.4209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Quadrant.q</text:p>
          </table:table-cell>
          <table:table-cell table:style-name="ce3" office:value-type="float" office:value="247.921052" calcext:value-type="float">
            <text:p>247.921052</text:p>
          </table:table-cell>
          <table:table-cell table:style-name="ce3" office:value-type="float" office:value="190863.794553" calcext:value-type="float">
            <text:p>190863.794553</text:p>
          </table:table-cell>
          <table:table-cell table:style-name="ce3" office:value-type="float" office:value="148.493874" calcext:value-type="float">
            <text:p>148.493874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191260.209479" calcext:value-type="float">
            <text:p>191260.2094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Stratum.q</text:p>
          </table:table-cell>
          <table:table-cell table:style-name="ce3" office:value-type="float" office:value="251.672313" calcext:value-type="float">
            <text:p>251.672313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23:.D23])" office:value-type="float" office:value="250.672313" calcext:value-type="float">
            <text:p>250.6723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/npdNoOpt/Wellbore.q</text:p>
          </table:table-cell>
          <table:table-cell table:style-name="ce3" office:value-type="float" office:value="83.718333" calcext:value-type="float">
            <text:p>83.718333</text:p>
          </table:table-cell>
          <table:table-cell table:style-name="ce3" office:value-type="float" office:value="7759.217738" calcext:value-type="float">
            <text:p>7759.217738</text:p>
          </table:table-cell>
          <table:table-cell table:style-name="ce3" office:value-type="float" office:value="1941.121529" calcext:value-type="float">
            <text:p>1941.121529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9784.0576" calcext:value-type="float">
            <text:p>9784.057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944726.6885" calcext:value-type="string">
            <text:p>944726.6885</text:p>
          </table:table-cell>
          <table:table-cell table:number-columns-repeated="3"/>
          <table:table-cell table:formula="of:=SUM([.G2:.G24])" office:value-type="string" office:string-value="959550.3769" calcext:value-type="string">
            <text:p>959550.3769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AllOpt" table:style-name="ta7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03-user.rq</text:p>
          </table:table-cell>
          <table:table-cell table:style-name="ce3" office:value-type="float" office:value="185.285901" calcext:value-type="float">
            <text:p>185.285901</text:p>
          </table:table-cell>
          <table:table-cell table:style-name="ce3" office:value-type="float" office:value="1224.50581" calcext:value-type="float">
            <text:p>1224.50581</text:p>
          </table:table-cell>
          <table:table-cell table:style-name="ce3" office:value-type="float" office:value="73.585571" calcext:value-type="float">
            <text:p>73.585571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1483.377282" calcext:value-type="float">
            <text:p>1483.3772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05-user.rq</text:p>
          </table:table-cell>
          <table:table-cell table:style-name="ce3" office:value-type="float" office:value="33.342394" calcext:value-type="float">
            <text:p>33.342394</text:p>
          </table:table-cell>
          <table:table-cell table:style-name="ce3" office:value-type="float" office:value="33750.812865" calcext:value-type="float">
            <text:p>33750.812865</text:p>
          </table:table-cell>
          <table:table-cell table:style-name="ce3" office:value-type="float" office:value="1265.024345" calcext:value-type="float">
            <text:p>1265.024345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35049.179604" calcext:value-type="float">
            <text:p>35049.1796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07-user.rq</text:p>
          </table:table-cell>
          <table:table-cell table:style-name="ce3" office:value-type="float" office:value="8.457669" calcext:value-type="float">
            <text:p>8.457669</text:p>
          </table:table-cell>
          <table:table-cell table:style-name="ce3" office:value-type="float" office:value="93.119495" calcext:value-type="float">
            <text:p>93.119495</text:p>
          </table:table-cell>
          <table:table-cell table:style-name="ce3" office:value-type="float" office:value="8.046203" calcext:value-type="float">
            <text:p>8.046203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109.623367" calcext:value-type="float">
            <text:p>109.6233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11-user.rq</text:p>
          </table:table-cell>
          <table:table-cell table:style-name="ce3" office:value-type="float" office:value="29.613019" calcext:value-type="float">
            <text:p>29.613019</text:p>
          </table:table-cell>
          <table:table-cell table:style-name="ce3" office:value-type="float" office:value="22292.398563" calcext:value-type="float">
            <text:p>22292.398563</text:p>
          </table:table-cell>
          <table:table-cell table:style-name="ce3" office:value-type="float" office:value="901.57314" calcext:value-type="float">
            <text:p>901.57314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23223.584722" calcext:value-type="float">
            <text:p>23223.5847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13-user.rq</text:p>
          </table:table-cell>
          <table:table-cell table:style-name="ce3" office:value-type="float" office:value="184.276512" calcext:value-type="float">
            <text:p>184.276512</text:p>
          </table:table-cell>
          <table:table-cell table:style-name="ce3" office:value-type="float" office:value="31203.446657" calcext:value-type="float">
            <text:p>31203.446657</text:p>
          </table:table-cell>
          <table:table-cell table:style-name="ce3" office:value-type="float" office:value="1343.935454" calcext:value-type="float">
            <text:p>1343.935454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32731.658623" calcext:value-type="float">
            <text:p>32731.6586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19-user.rq</text:p>
          </table:table-cell>
          <table:table-cell table:style-name="ce3" office:value-type="float" office:value="14.406041" calcext:value-type="float">
            <text:p>14.406041</text:p>
          </table:table-cell>
          <table:table-cell table:style-name="ce3" office:value-type="float" office:value="2743.065462" calcext:value-type="float">
            <text:p>2743.065462</text:p>
          </table:table-cell>
          <table:table-cell table:style-name="ce3" office:value-type="float" office:value="27.646291" calcext:value-type="float">
            <text:p>27.646291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2785.117794" calcext:value-type="float">
            <text:p>2785.117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20-user.rq</text:p>
          </table:table-cell>
          <table:table-cell table:style-name="ce3" office:value-type="float" office:value="12.244294" calcext:value-type="float">
            <text:p>12.244294</text:p>
          </table:table-cell>
          <table:table-cell table:style-name="ce3" office:value-type="float" office:value="1397.851478" calcext:value-type="float">
            <text:p>1397.851478</text:p>
          </table:table-cell>
          <table:table-cell table:style-name="ce3" office:value-type="float" office:value="21.1472" calcext:value-type="float">
            <text:p>21.1472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1431.242972" calcext:value-type="float">
            <text:p>1431.2429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42-test.rq</text:p>
          </table:table-cell>
          <table:table-cell table:style-name="ce3" office:value-type="float" office:value="10.779693" calcext:value-type="float">
            <text:p>10.779693</text:p>
          </table:table-cell>
          <table:table-cell table:style-name="ce3" office:value-type="float" office:value="433.421425" calcext:value-type="float">
            <text:p>433.421425</text:p>
          </table:table-cell>
          <table:table-cell table:style-name="ce3" office:value-type="float" office:value="17421.530926" calcext:value-type="float">
            <text:p>17421.530926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7865.732044" calcext:value-type="float">
            <text:p>17865.7320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43-test.rq</text:p>
          </table:table-cell>
          <table:table-cell table:style-name="ce3" office:value-type="float" office:value="9.033537" calcext:value-type="float">
            <text:p>9.033537</text:p>
          </table:table-cell>
          <table:table-cell table:style-name="ce3" office:value-type="float" office:value="243.995452" calcext:value-type="float">
            <text:p>243.995452</text:p>
          </table:table-cell>
          <table:table-cell table:style-name="ce3" office:value-type="float" office:value="13380.969707" calcext:value-type="float">
            <text:p>13380.969707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13633.998696" calcext:value-type="float">
            <text:p>13633.9986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44-test.rq</text:p>
          </table:table-cell>
          <table:table-cell table:style-name="ce3" office:value-type="float" office:value="373.234736" calcext:value-type="float">
            <text:p>373.234736</text:p>
          </table:table-cell>
          <table:table-cell table:style-name="ce3" office:value-type="float" office:value="3024.865539" calcext:value-type="float">
            <text:p>3024.865539</text:p>
          </table:table-cell>
          <table:table-cell table:style-name="ce3" office:value-type="float" office:value="13.497345" calcext:value-type="float">
            <text:p>13.497345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3411.59762" calcext:value-type="float">
            <text:p>3411.59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45-test.rq</text:p>
          </table:table-cell>
          <table:table-cell table:style-name="ce3" office:value-type="float" office:value="5.466222" calcext:value-type="float">
            <text:p>5.466222</text:p>
          </table:table-cell>
          <table:table-cell table:style-name="ce3" office:value-type="float" office:value="28.503855" calcext:value-type="float">
            <text:p>28.503855</text:p>
          </table:table-cell>
          <table:table-cell table:style-name="ce3" office:value-type="float" office:value="95.329882" calcext:value-type="float">
            <text:p>95.329882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129.299959" calcext:value-type="float">
            <text:p>129.2999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AllOpt/047-test.rq</text:p>
          </table:table-cell>
          <table:table-cell table:style-name="ce3" office:value-type="float" office:value="56.097324" calcext:value-type="float">
            <text:p>56.097324</text:p>
          </table:table-cell>
          <table:table-cell table:style-name="ce3" office:value-type="float" office:value="680.039389" calcext:value-type="float">
            <text:p>680.039389</text:p>
          </table:table-cell>
          <table:table-cell table:style-name="ce3" office:value-type="float" office:value="6028.503702" calcext:value-type="float">
            <text:p>6028.503702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6764.640415" calcext:value-type="float">
            <text:p>6764.640415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138619.0531" calcext:value-type="string">
            <text:p>138619.0531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DEOnly" table:style-name="ta8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03-user.rq</text:p>
          </table:table-cell>
          <table:table-cell table:style-name="ce3" office:value-type="float" office:value="176.930057" calcext:value-type="float">
            <text:p>176.930057</text:p>
          </table:table-cell>
          <table:table-cell table:style-name="ce3" office:value-type="float" office:value="1161.760799" calcext:value-type="float">
            <text:p>1161.760799</text:p>
          </table:table-cell>
          <table:table-cell table:style-name="ce3" office:value-type="float" office:value="80.318116" calcext:value-type="float">
            <text:p>80.318116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1419.008972" calcext:value-type="float">
            <text:p>1419.0089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05-user.rq</text:p>
          </table:table-cell>
          <table:table-cell table:style-name="ce3" office:value-type="float" office:value="16.380133" calcext:value-type="float">
            <text:p>16.380133</text:p>
          </table:table-cell>
          <table:table-cell table:style-name="ce3" office:value-type="float" office:value="34088.350016" calcext:value-type="float">
            <text:p>34088.350016</text:p>
          </table:table-cell>
          <table:table-cell table:style-name="ce3" office:value-type="float" office:value="1521.366731" calcext:value-type="float">
            <text:p>1521.366731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35626.09688" calcext:value-type="float">
            <text:p>35626.096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07-user.rq</text:p>
          </table:table-cell>
          <table:table-cell table:style-name="ce3" office:value-type="float" office:value="9.820292" calcext:value-type="float">
            <text:p>9.820292</text:p>
          </table:table-cell>
          <table:table-cell table:style-name="ce3" office:value-type="float" office:value="92.200583" calcext:value-type="float">
            <text:p>92.200583</text:p>
          </table:table-cell>
          <table:table-cell table:style-name="ce3" office:value-type="float" office:value="10.331479" calcext:value-type="float">
            <text:p>10.331479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112.352354" calcext:value-type="float">
            <text:p>112.3523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11-user.rq</text:p>
          </table:table-cell>
          <table:table-cell table:style-name="ce3" office:value-type="float" office:value="25.464957" calcext:value-type="float">
            <text:p>25.464957</text:p>
          </table:table-cell>
          <table:table-cell table:style-name="ce3" office:value-type="float" office:value="23632.209331" calcext:value-type="float">
            <text:p>23632.209331</text:p>
          </table:table-cell>
          <table:table-cell table:style-name="ce3" office:value-type="float" office:value="893.880849" calcext:value-type="float">
            <text:p>893.880849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24551.555137" calcext:value-type="float">
            <text:p>24551.5551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13-user.rq</text:p>
          </table:table-cell>
          <table:table-cell table:style-name="ce3" office:value-type="float" office:value="278.729355" calcext:value-type="float">
            <text:p>278.729355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6:.D6])" office:value-type="float" office:value="277.729355" calcext:value-type="float">
            <text:p>277.729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19-user.rq</text:p>
          </table:table-cell>
          <table:table-cell table:style-name="ce3" office:value-type="float" office:value="21.588225" calcext:value-type="float">
            <text:p>21.588225</text:p>
          </table:table-cell>
          <table:table-cell table:style-name="ce3" office:value-type="float" office:value="3104.888015" calcext:value-type="float">
            <text:p>3104.888015</text:p>
          </table:table-cell>
          <table:table-cell table:style-name="ce3" office:value-type="float" office:value="37.402259" calcext:value-type="float">
            <text:p>37.402259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3163.878499" calcext:value-type="float">
            <text:p>3163.8784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20-user.rq</text:p>
          </table:table-cell>
          <table:table-cell table:style-name="ce3" office:value-type="float" office:value="15.131663" calcext:value-type="float">
            <text:p>15.131663</text:p>
          </table:table-cell>
          <table:table-cell table:style-name="ce3" office:value-type="float" office:value="1413.47533" calcext:value-type="float">
            <text:p>1413.47533</text:p>
          </table:table-cell>
          <table:table-cell table:style-name="ce3" office:value-type="float" office:value="19.839794" calcext:value-type="float">
            <text:p>19.839794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1448.446787" calcext:value-type="float">
            <text:p>1448.4467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42-test.rq</text:p>
          </table:table-cell>
          <table:table-cell table:style-name="ce3" office:value-type="float" office:value="16.15899" calcext:value-type="float">
            <text:p>16.15899</text:p>
          </table:table-cell>
          <table:table-cell table:style-name="ce3" office:value-type="float" office:value="15517.038763" calcext:value-type="float">
            <text:p>15517.038763</text:p>
          </table:table-cell>
          <table:table-cell table:style-name="ce3" office:value-type="float" office:value="1323.721128" calcext:value-type="float">
            <text:p>1323.721128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6856.918881" calcext:value-type="float">
            <text:p>16856.9188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43-test.rq</text:p>
          </table:table-cell>
          <table:table-cell table:style-name="ce3" office:value-type="float" office:value="6.932472" calcext:value-type="float">
            <text:p>6.932472</text:p>
          </table:table-cell>
          <table:table-cell table:style-name="ce3" office:value-type="float" office:value="13923.314843" calcext:value-type="float">
            <text:p>13923.314843</text:p>
          </table:table-cell>
          <table:table-cell table:style-name="ce3" office:value-type="float" office:value="1280.83876" calcext:value-type="float">
            <text:p>1280.83876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15211.086075" calcext:value-type="float">
            <text:p>15211.0860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44-test.rq</text:p>
          </table:table-cell>
          <table:table-cell table:style-name="ce3" office:value-type="float" office:value="407.451464" calcext:value-type="float">
            <text:p>407.451464</text:p>
          </table:table-cell>
          <table:table-cell table:style-name="ce3" office:value-type="float" office:value="3468.649913" calcext:value-type="float">
            <text:p>3468.649913</text:p>
          </table:table-cell>
          <table:table-cell table:style-name="ce3" office:value-type="float" office:value="2.342895" calcext:value-type="float">
            <text:p>2.342895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3878.444272" calcext:value-type="float">
            <text:p>3878.4442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45-test.rq</text:p>
          </table:table-cell>
          <table:table-cell table:style-name="ce3" office:value-type="float" office:value="5.005794" calcext:value-type="float">
            <text:p>5.005794</text:p>
          </table:table-cell>
          <table:table-cell table:style-name="ce3" office:value-type="float" office:value="123.879985" calcext:value-type="float">
            <text:p>123.879985</text:p>
          </table:table-cell>
          <table:table-cell table:style-name="ce3" office:value-type="float" office:value="20.34352" calcext:value-type="float">
            <text:p>20.34352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149.229299" calcext:value-type="float">
            <text:p>149.2292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DEOnly/047-test.rq</text:p>
          </table:table-cell>
          <table:table-cell table:style-name="ce3" office:value-type="float" office:value="51.123385" calcext:value-type="float">
            <text:p>51.123385</text:p>
          </table:table-cell>
          <table:table-cell table:style-name="ce3" office:value-type="float" office:value="6739.371805" calcext:value-type="float">
            <text:p>6739.371805</text:p>
          </table:table-cell>
          <table:table-cell table:style-name="ce3" office:value-type="float" office:value="92.56367" calcext:value-type="float">
            <text:p>92.56367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6883.05886" calcext:value-type="float">
            <text:p>6883.05886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109577.8054" calcext:value-type="string">
            <text:p>109577.8054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NoOpt" table:style-name="ta9">
        <table:table-column table:style-name="co10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03-user.rq</text:p>
          </table:table-cell>
          <table:table-cell table:style-name="ce3" office:value-type="float" office:value="150.083097" calcext:value-type="float">
            <text:p>150.083097</text:p>
          </table:table-cell>
          <table:table-cell table:style-name="ce3" office:value-type="float" office:value="1135.613321" calcext:value-type="float">
            <text:p>1135.613321</text:p>
          </table:table-cell>
          <table:table-cell table:style-name="ce3" office:value-type="float" office:value="64.80488" calcext:value-type="float">
            <text:p>64.80488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1350.501298" calcext:value-type="float">
            <text:p>1350.5012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05-user.rq</text:p>
          </table:table-cell>
          <table:table-cell table:style-name="ce3" office:value-type="float" office:value="10.846618" calcext:value-type="float">
            <text:p>10.846618</text:p>
          </table:table-cell>
          <table:table-cell table:style-name="ce3" office:value-type="float" office:value="33709.472986" calcext:value-type="float">
            <text:p>33709.472986</text:p>
          </table:table-cell>
          <table:table-cell table:style-name="ce3" office:value-type="float" office:value="1281.004984" calcext:value-type="float">
            <text:p>1281.004984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35001.324588" calcext:value-type="float">
            <text:p>35001.3245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07-user.rq</text:p>
          </table:table-cell>
          <table:table-cell table:style-name="ce3" office:value-type="float" office:value="8.132693" calcext:value-type="float">
            <text:p>8.132693</text:p>
          </table:table-cell>
          <table:table-cell table:style-name="ce3" office:value-type="float" office:value="110.6853" calcext:value-type="float">
            <text:p>110.6853</text:p>
          </table:table-cell>
          <table:table-cell table:style-name="ce3" office:value-type="float" office:value="12.919603" calcext:value-type="float">
            <text:p>12.919603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131.737596" calcext:value-type="float">
            <text:p>131.7375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11-user.rq</text:p>
          </table:table-cell>
          <table:table-cell table:style-name="ce3" office:value-type="float" office:value="14.833383" calcext:value-type="float">
            <text:p>14.833383</text:p>
          </table:table-cell>
          <table:table-cell table:style-name="ce3" office:value-type="float" office:value="59147.456995" calcext:value-type="float">
            <text:p>59147.456995</text:p>
          </table:table-cell>
          <table:table-cell table:style-name="ce3" office:value-type="float" office:value="873.585412" calcext:value-type="float">
            <text:p>873.585412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60035.87579" calcext:value-type="float">
            <text:p>60035.875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13-user.rq</text:p>
          </table:table-cell>
          <table:table-cell table:style-name="ce3" office:value-type="float" office:value="74.083013" calcext:value-type="float">
            <text:p>74.083013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6:.D6])" office:value-type="float" office:value="73.083013" calcext:value-type="float">
            <text:p>73.083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19-user.rq</text:p>
          </table:table-cell>
          <table:table-cell table:style-name="ce3" office:value-type="float" office:value="8.626859" calcext:value-type="float">
            <text:p>8.626859</text:p>
          </table:table-cell>
          <table:table-cell table:style-name="ce3" office:value-type="float" office:value="32247.432084" calcext:value-type="float">
            <text:p>32247.432084</text:p>
          </table:table-cell>
          <table:table-cell table:style-name="ce3" office:value-type="float" office:value="31.285248" calcext:value-type="float">
            <text:p>31.285248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32287.344191" calcext:value-type="float">
            <text:p>32287.3441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20-user.rq</text:p>
          </table:table-cell>
          <table:table-cell table:style-name="ce3" office:value-type="float" office:value="7.941148" calcext:value-type="float">
            <text:p>7.941148</text:p>
          </table:table-cell>
          <table:table-cell table:style-name="ce3" office:value-type="float" office:value="1526.97975" calcext:value-type="float">
            <text:p>1526.97975</text:p>
          </table:table-cell>
          <table:table-cell table:style-name="ce3" office:value-type="float" office:value="22.547699" calcext:value-type="float">
            <text:p>22.547699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1557.468597" calcext:value-type="float">
            <text:p>1557.4685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42-test.rq</text:p>
          </table:table-cell>
          <table:table-cell table:style-name="ce3" office:value-type="float" office:value="8.321906" calcext:value-type="float">
            <text:p>8.321906</text:p>
          </table:table-cell>
          <table:table-cell table:style-name="ce3" office:value-type="float" office:value="16526.028591" calcext:value-type="float">
            <text:p>16526.028591</text:p>
          </table:table-cell>
          <table:table-cell table:style-name="ce3" office:value-type="float" office:value="1385.287275" calcext:value-type="float">
            <text:p>1385.287275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7919.637772" calcext:value-type="float">
            <text:p>17919.6377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43-test.rq</text:p>
          </table:table-cell>
          <table:table-cell table:style-name="ce3" office:value-type="float" office:value="7.302165" calcext:value-type="float">
            <text:p>7.302165</text:p>
          </table:table-cell>
          <table:table-cell table:style-name="ce3" office:value-type="float" office:value="14035.288929" calcext:value-type="float">
            <text:p>14035.288929</text:p>
          </table:table-cell>
          <table:table-cell table:style-name="ce3" office:value-type="float" office:value="1543.116765" calcext:value-type="float">
            <text:p>1543.116765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15585.707859" calcext:value-type="float">
            <text:p>15585.7078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44-test.rq</text:p>
          </table:table-cell>
          <table:table-cell table:style-name="ce3" office:value-type="float" office:value="474.523256" calcext:value-type="float">
            <text:p>474.523256</text:p>
          </table:table-cell>
          <table:table-cell table:style-name="ce3" office:value-type="float" office:value="3196.139189" calcext:value-type="float">
            <text:p>3196.139189</text:p>
          </table:table-cell>
          <table:table-cell table:style-name="ce3" office:value-type="float" office:value="2.025385" calcext:value-type="float">
            <text:p>2.025385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3672.68783" calcext:value-type="float">
            <text:p>3672.687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45-test.rq</text:p>
          </table:table-cell>
          <table:table-cell table:style-name="ce3" office:value-type="float" office:value="3.500476" calcext:value-type="float">
            <text:p>3.500476</text:p>
          </table:table-cell>
          <table:table-cell table:style-name="ce3" office:value-type="float" office:value="130.000515" calcext:value-type="float">
            <text:p>130.000515</text:p>
          </table:table-cell>
          <table:table-cell table:style-name="ce3" office:value-type="float" office:value="20.079846" calcext:value-type="float">
            <text:p>20.079846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153.580837" calcext:value-type="float">
            <text:p>153.5808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stgres/npdExtra/PostgresNoOpt/047-test.rq</text:p>
          </table:table-cell>
          <table:table-cell table:style-name="ce3" office:value-type="float" office:value="27.135855" calcext:value-type="float">
            <text:p>27.135855</text:p>
          </table:table-cell>
          <table:table-cell table:style-name="ce3" office:value-type="float" office:value="6837.537994" calcext:value-type="float">
            <text:p>6837.537994</text:p>
          </table:table-cell>
          <table:table-cell table:style-name="ce3" office:value-type="float" office:value="85.745877" calcext:value-type="float">
            <text:p>85.745877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6950.419726" calcext:value-type="float">
            <text:p>6950.419726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174719.3691" calcext:value-type="string">
            <text:p>174719.3691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ubmAllOpt" style:display-name="PageStyle_Lubm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bmDEOnly" style:display-name="PageStyle_Lubm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bmNoOpt" style:display-name="PageStyle_Lubm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AllOpt" style:display-name="PageStyle_Npd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DEOnly" style:display-name="PageStyle_Npd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NoOpt" style:display-name="PageStyle_Npd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AllOpt" style:display-name="PageStyle_NpdExtra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DEOnly" style:display-name="PageStyle_NpdExtra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NoOpt" style:display-name="PageStyle_NpdExtraNoO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42" meta:object-count="0"/>
    <meta:generator>LibreOfficeDev/5.1.0.3$Linux_X86_64 LibreOffice_project/</meta:generator>
  </office:meta>
</office:document-meta>
</file>